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01cm" svg:height="4.362cm" draw:transform="skewX (-0.000174532925199426) rotate (0.0977384381116825) translate (1.960498100836cm 4.789858546042cm)" svg:viewBox="0 0 4702 4363" svg:d="M1206 21c2706-132 3625 337 3481 2086-143 1749-1821 2395-4600 2231-188-9-64-790 295-794 1699 188 3692 123 3659-1422-34-1544-1589-1490-3046-1313-284-10-71-775 211-788z">
          <text:p/>
        </draw:path>
        <draw:path draw:style-name="gr2" draw:text-style-name="P1" draw:layer="layout" svg:width="0.902cm" svg:height="0.661cm" draw:transform="skewX (0.001221730476396) rotate (-2.1556561591382) translate (3.06679065192769cm 8.439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6.011cm" svg:height="0.812cm" draw:transform="skewX (-0.00017453292519944) rotate (-1.55264490257416) translate (3.3950903860476cm 2.4795687032796cm)" svg:viewBox="0 0 6012 813" svg:d="M114 704c339 29 2140 92 2860 107 718 7 2627-10 2999-13 128 1-88-708-198-709-416-4-1618 86-2456 92-840 14-2900-106-3256-181-121-15-47 692 51 704z">
          <text:p/>
        </draw:path>
        <draw:path draw:style-name="gr2" draw:text-style-name="P1" draw:layer="layout" svg:width="0.902cm" svg:height="0.661cm" draw:transform="rotate (-2.15687788961459) translate (3.53645781206569cm 8.259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skewX (0.00244346095279205) rotate (-2.1556561591382) translate (3.52447366595041cm 2.490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02cm" svg:height="0.661cm" draw:transform="rotate (-2.15687788961459) translate (3.5756244787323cm 4.843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6.173cm" svg:height="0.811cm" draw:transform="skewX (0.00122173047639603) rotate (-1.55124863917256) translate (7.7529322564727cm 2.0963157257398cm)" svg:viewBox="0 0 6174 812" svg:d="M109 704c341 33 2184-22 2904-11 718 11 2751 125 3124 118 129 6-115-712-229-713-367 0-1665-38-2500-31-836 8-2986-14-3342-67-122-14-55 693 43 704z">
          <text:p/>
        </draw:path>
        <draw:path draw:style-name="gr2" draw:text-style-name="P1" draw:layer="layout" svg:width="0.903cm" svg:height="0.66cm" draw:transform="skewX (0.00122173047639606) rotate (-2.15652882376419) translate (7.87987363820881cm 2.1363621593124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3cm" svg:height="0.661cm" draw:transform="skewX (0.00244346095279196) rotate (-2.1556561591382) translate (7.894640332617cm 7.995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2:15.30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